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e6c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e6c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e6c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e6c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e6c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e6c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e6c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e6c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e6c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e6c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e6c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e6c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e6c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e6c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e6c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e6c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e6c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ebastian NalberAlfonzo Rengel Mait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7/2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72765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bel Maita Maita Riv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83369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5.9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8" meta:non-whitespace-character-count="1001"/>
    <meta:template xlink:type="simple" xlink:actuate="onRequest" xlink:title="Normal" xlink:href=""/>
  </office:meta>
</office:document-meta>
</file>